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.559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/media/navid/D410CF4E10CF3670/00Khazaee-DONotDelete-09132943946/DB/newcut-data/vids-1080/10.mp4:-dtf-L-sal </text:p>
          </table:table-cell>
          <table:table-cell office:value-type="float" office:value="0.626774" calcext:value-type="float">
            <text:p>0.626774</text:p>
          </table:table-cell>
          <table:table-cell office:value-type="float" office:value="0.16759" calcext:value-type="float">
            <text:p>0.16759</text:p>
          </table:table-cell>
          <table:table-cell office:value-type="string" calcext:value-type="string">
            <text:p>dtf-L-sal@neg </text:p>
          </table:table-cell>
          <table:table-cell office:value-type="float" office:value="0.170327" calcext:value-type="float">
            <text:p>0.170327</text:p>
          </table:table-cell>
          <table:table-cell office:value-type="float" office:value="0.0257396" calcext:value-type="float">
            <text:p>0.0257396</text:p>
          </table:table-cell>
          <table:table-cell office:value-type="float" office:value="304" calcext:value-type="float">
            <text:p>304</text:p>
          </table:table-cell>
          <table:table-cell table:formula="of:=SUMPRODUCT([.B1:.B28];[.G1:.G28])/SUM([.G1:.G28])" office:value-type="float" office:value="0.596814586202071" calcext:value-type="float">
            <text:p>0.5968145862</text:p>
          </table:table-cell>
          <table:table-cell table:formula="of:=SUMPRODUCT([.C1:.C28];[.G1:.G28])/SUM([.G1:.G28])" office:value-type="float" office:value="0.2432565" calcext:value-type="float">
            <text:p>0.2432565</text:p>
          </table:table-cell>
          <table:table-cell/>
          <table:table-cell table:formula="of:=SUMPRODUCT([.E1:.E28];[.G1:.G28])/SUM([.G1:.G28])" office:value-type="float" office:value="0.130693310264484" calcext:value-type="float">
            <text:p>0.1306933103</text:p>
          </table:table-cell>
          <table:table-cell table:formula="of:=SUMPRODUCT([.F1:.F28];[.G1:.G28])/SUM([.G1:.G28])" office:value-type="float" office:value="0.0308228795479989" calcext:value-type="float">
            <text:p>0.0308228795</text:p>
          </table:table-cell>
        </table:table-row>
        <table:table-row table:style-name="ro1">
          <table:table-cell office:value-type="string" calcext:value-type="string">
            <text:p>/media/navid/D410CF4E10CF3670/00Khazaee-DONotDelete-09132943946/DB/newcut-data/vids-1080/13.mp4:-dtf-L-sal </text:p>
          </table:table-cell>
          <table:table-cell office:value-type="float" office:value="0.307054" calcext:value-type="float">
            <text:p>0.307054</text:p>
          </table:table-cell>
          <table:table-cell office:value-type="float" office:value="0.22541" calcext:value-type="float">
            <text:p>0.22541</text:p>
          </table:table-cell>
          <table:table-cell office:value-type="string" calcext:value-type="string">
            <text:p>dtf-L-sal@neg 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0263102" calcext:value-type="float">
            <text:p>0.0263102</text:p>
          </table:table-cell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4.mp4:-dtf-L-sal </text:p>
          </table:table-cell>
          <table:table-cell office:value-type="float" office:value="0.510582" calcext:value-type="float">
            <text:p>0.510582</text:p>
          </table:table-cell>
          <table:table-cell office:value-type="float" office:value="0.211096" calcext:value-type="float">
            <text:p>0.211096</text:p>
          </table:table-cell>
          <table:table-cell office:value-type="string" calcext:value-type="string">
            <text:p>dtf-L-sal@neg </text:p>
          </table:table-cell>
          <table:table-cell office:value-type="float" office:value="0.142623" calcext:value-type="float">
            <text:p>0.142623</text:p>
          </table:table-cell>
          <table:table-cell office:value-type="float" office:value="0.0371326" calcext:value-type="float">
            <text:p>0.0371326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5.mp4:-dtf-L-sal </text:p>
          </table:table-cell>
          <table:table-cell office:value-type="float" office:value="0.46986" calcext:value-type="float">
            <text:p>0.46986</text:p>
          </table:table-cell>
          <table:table-cell office:value-type="float" office:value="0.201097" calcext:value-type="float">
            <text:p>0.201097</text:p>
          </table:table-cell>
          <table:table-cell office:value-type="string" calcext:value-type="string">
            <text:p>dtf-L-sal@neg </text:p>
          </table:table-cell>
          <table:table-cell office:value-type="float" office:value="0.115273" calcext:value-type="float">
            <text:p>0.115273</text:p>
          </table:table-cell>
          <table:table-cell office:value-type="float" office:value="0.0158396" calcext:value-type="float">
            <text:p>0.0158396</text:p>
          </table:table-cell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6.mp4:-dtf-L-sal </text:p>
          </table:table-cell>
          <table:table-cell office:value-type="float" office:value="0.682499" calcext:value-type="float">
            <text:p>0.682499</text:p>
          </table:table-cell>
          <table:table-cell office:value-type="float" office:value="0.182446" calcext:value-type="float">
            <text:p>0.182446</text:p>
          </table:table-cell>
          <table:table-cell office:value-type="string" calcext:value-type="string">
            <text:p>dtf-L-sal@neg </text:p>
          </table:table-cell>
          <table:table-cell office:value-type="float" office:value="0.115687" calcext:value-type="float">
            <text:p>0.115687</text:p>
          </table:table-cell>
          <table:table-cell office:value-type="float" office:value="0.0145475" calcext:value-type="float">
            <text:p>0.0145475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7.mp4:-dtf-L-sal </text:p>
          </table:table-cell>
          <table:table-cell office:value-type="float" office:value="0.511901" calcext:value-type="float">
            <text:p>0.511901</text:p>
          </table:table-cell>
          <table:table-cell office:value-type="float" office:value="0.236539" calcext:value-type="float">
            <text:p>0.236539</text:p>
          </table:table-cell>
          <table:table-cell office:value-type="string" calcext:value-type="string">
            <text:p>dtf-L-sal@neg </text:p>
          </table:table-cell>
          <table:table-cell office:value-type="float" office:value="0.182713" calcext:value-type="float">
            <text:p>0.182713</text:p>
          </table:table-cell>
          <table:table-cell office:value-type="float" office:value="0.0247714" calcext:value-type="float">
            <text:p>0.0247714</text:p>
          </table:table-cell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8.mp4:-dtf-L-sal </text:p>
          </table:table-cell>
          <table:table-cell office:value-type="float" office:value="0.530801" calcext:value-type="float">
            <text:p>0.530801</text:p>
          </table:table-cell>
          <table:table-cell office:value-type="float" office:value="0.160259" calcext:value-type="float">
            <text:p>0.160259</text:p>
          </table:table-cell>
          <table:table-cell office:value-type="string" calcext:value-type="string">
            <text:p>dtf-L-sal@neg </text:p>
          </table:table-cell>
          <table:table-cell office:value-type="float" office:value="0.130237" calcext:value-type="float">
            <text:p>0.130237</text:p>
          </table:table-cell>
          <table:table-cell office:value-type="float" office:value="0.0242342" calcext:value-type="float">
            <text:p>0.024234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9.mp4:-dtf-L-sal </text:p>
          </table:table-cell>
          <table:table-cell office:value-type="float" office:value="0.58475" calcext:value-type="float">
            <text:p>0.58475</text:p>
          </table:table-cell>
          <table:table-cell office:value-type="float" office:value="0.223628" calcext:value-type="float">
            <text:p>0.223628</text:p>
          </table:table-cell>
          <table:table-cell office:value-type="string" calcext:value-type="string">
            <text:p>dtf-L-sal@neg </text:p>
          </table:table-cell>
          <table:table-cell office:value-type="float" office:value="0.123462" calcext:value-type="float">
            <text:p>0.123462</text:p>
          </table:table-cell>
          <table:table-cell office:value-type="float" office:value="0.0379605" calcext:value-type="float">
            <text:p>0.0379605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.mp4:-dtf-L-sal </text:p>
          </table:table-cell>
          <table:table-cell office:value-type="float" office:value="0.50933" calcext:value-type="float">
            <text:p>0.50933</text:p>
          </table:table-cell>
          <table:table-cell office:value-type="float" office:value="0.180064" calcext:value-type="float">
            <text:p>0.180064</text:p>
          </table:table-cell>
          <table:table-cell office:value-type="string" calcext:value-type="string">
            <text:p>dtf-L-sal@neg </text:p>
          </table:table-cell>
          <table:table-cell office:value-type="float" office:value="0.048825" calcext:value-type="float">
            <text:p>0.048825</text:p>
          </table:table-cell>
          <table:table-cell office:value-type="float" office:value="0.0204615" calcext:value-type="float">
            <text:p>0.0204615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0.mp4:-dtf-L-sal </text:p>
          </table:table-cell>
          <table:table-cell office:value-type="float" office:value="0.344751" calcext:value-type="float">
            <text:p>0.344751</text:p>
          </table:table-cell>
          <table:table-cell office:value-type="float" office:value="0.317444" calcext:value-type="float">
            <text:p>0.317444</text:p>
          </table:table-cell>
          <table:table-cell office:value-type="string" calcext:value-type="string">
            <text:p>dtf-L-sal@neg </text:p>
          </table:table-cell>
          <table:table-cell office:value-type="float" office:value="0.101702" calcext:value-type="float">
            <text:p>0.101702</text:p>
          </table:table-cell>
          <table:table-cell office:value-type="float" office:value="0.0248396" calcext:value-type="float">
            <text:p>0.0248396</text:p>
          </table:table-cell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2.mp4:-dtf-L-sal </text:p>
          </table:table-cell>
          <table:table-cell office:value-type="float" office:value="0.656027" calcext:value-type="float">
            <text:p>0.656027</text:p>
          </table:table-cell>
          <table:table-cell office:value-type="float" office:value="0.252611" calcext:value-type="float">
            <text:p>0.252611</text:p>
          </table:table-cell>
          <table:table-cell office:value-type="string" calcext:value-type="string">
            <text:p>dtf-L-sal@neg </text:p>
          </table:table-cell>
          <table:table-cell office:value-type="float" office:value="0.134672" calcext:value-type="float">
            <text:p>0.134672</text:p>
          </table:table-cell>
          <table:table-cell office:value-type="float" office:value="0.0287567" calcext:value-type="float">
            <text:p>0.0287567</text:p>
          </table:table-cell>
          <table:table-cell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4.mp4:-dtf-L-sal </text:p>
          </table:table-cell>
          <table:table-cell office:value-type="float" office:value="0.483676" calcext:value-type="float">
            <text:p>0.483676</text:p>
          </table:table-cell>
          <table:table-cell office:value-type="float" office:value="0.306179" calcext:value-type="float">
            <text:p>0.306179</text:p>
          </table:table-cell>
          <table:table-cell office:value-type="string" calcext:value-type="string">
            <text:p>dtf-L-sal@neg </text:p>
          </table:table-cell>
          <table:table-cell office:value-type="float" office:value="0.163792" calcext:value-type="float">
            <text:p>0.163792</text:p>
          </table:table-cell>
          <table:table-cell office:value-type="float" office:value="0.0353946" calcext:value-type="float">
            <text:p>0.0353946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5.mp4:-dtf-L-sal 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186228" calcext:value-type="float">
            <text:p>0.186228</text:p>
          </table:table-cell>
          <table:table-cell office:value-type="string" calcext:value-type="string">
            <text:p>dtf-L-sal@neg </text:p>
          </table:table-cell>
          <table:table-cell office:value-type="float" office:value="0.157376" calcext:value-type="float">
            <text:p>0.157376</text:p>
          </table:table-cell>
          <table:table-cell office:value-type="float" office:value="0.051115" calcext:value-type="float">
            <text:p>0.051115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6.mp4:-dtf-L-sal </text:p>
          </table:table-cell>
          <table:table-cell office:value-type="float" office:value="0.397432" calcext:value-type="float">
            <text:p>0.397432</text:p>
          </table:table-cell>
          <table:table-cell office:value-type="float" office:value="0.125704" calcext:value-type="float">
            <text:p>0.125704</text:p>
          </table:table-cell>
          <table:table-cell office:value-type="string" calcext:value-type="string">
            <text:p>dtf-L-sal@neg </text:p>
          </table:table-cell>
          <table:table-cell office:value-type="float" office:value="0.123736" calcext:value-type="float">
            <text:p>0.123736</text:p>
          </table:table-cell>
          <table:table-cell office:value-type="float" office:value="0.0265737" calcext:value-type="float">
            <text:p>0.0265737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8.mp4:-dtf-L-sal </text:p>
          </table:table-cell>
          <table:table-cell office:value-type="float" office:value="0.380503" calcext:value-type="float">
            <text:p>0.380503</text:p>
          </table:table-cell>
          <table:table-cell office:value-type="float" office:value="0.319133" calcext:value-type="float">
            <text:p>0.319133</text:p>
          </table:table-cell>
          <table:table-cell office:value-type="string" calcext:value-type="string">
            <text:p>dtf-L-sal@neg </text:p>
          </table:table-cell>
          <table:table-cell office:value-type="float" office:value="0.11942" calcext:value-type="float">
            <text:p>0.11942</text:p>
          </table:table-cell>
          <table:table-cell office:value-type="float" office:value="0.0242165" calcext:value-type="float">
            <text:p>0.0242165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.mp4:-dtf-L-sal </text:p>
          </table:table-cell>
          <table:table-cell office:value-type="float" office:value="0.562705" calcext:value-type="float">
            <text:p>0.562705</text:p>
          </table:table-cell>
          <table:table-cell office:value-type="float" office:value="0.336973" calcext:value-type="float">
            <text:p>0.336973</text:p>
          </table:table-cell>
          <table:table-cell office:value-type="string" calcext:value-type="string">
            <text:p>dtf-L-sal@neg </text:p>
          </table:table-cell>
          <table:table-cell office:value-type="float" office:value="0.105536" calcext:value-type="float">
            <text:p>0.105536</text:p>
          </table:table-cell>
          <table:table-cell office:value-type="float" office:value="0.0224196" calcext:value-type="float">
            <text:p>0.0224196</text:p>
          </table:table-cell>
          <table:table-cell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3.mp4:-dtf-L-sal </text:p>
          </table:table-cell>
          <table:table-cell office:value-type="float" office:value="0.837057" calcext:value-type="float">
            <text:p>0.837057</text:p>
          </table:table-cell>
          <table:table-cell office:value-type="float" office:value="0.171093" calcext:value-type="float">
            <text:p>0.171093</text:p>
          </table:table-cell>
          <table:table-cell office:value-type="string" calcext:value-type="string">
            <text:p>dtf-L-sal@neg </text:p>
          </table:table-cell>
          <table:table-cell office:value-type="float" office:value="0.208862" calcext:value-type="float">
            <text:p>0.208862</text:p>
          </table:table-cell>
          <table:table-cell office:value-type="float" office:value="0.0349436" calcext:value-type="float">
            <text:p>0.034943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5.mp4:-dtf-L-sal </text:p>
          </table:table-cell>
          <table:table-cell office:value-type="float" office:value="0.914939" calcext:value-type="float">
            <text:p>0.914939</text:p>
          </table:table-cell>
          <table:table-cell office:value-type="float" office:value="0.116477" calcext:value-type="float">
            <text:p>0.116477</text:p>
          </table:table-cell>
          <table:table-cell office:value-type="string" calcext:value-type="string">
            <text:p>dtf-L-sal@neg </text:p>
          </table:table-cell>
          <table:table-cell office:value-type="float" office:value="0.174941" calcext:value-type="float">
            <text:p>0.174941</text:p>
          </table:table-cell>
          <table:table-cell office:value-type="float" office:value="0.0299855" calcext:value-type="float">
            <text:p>0.0299855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6-31old.mp4:-dtf-L-sal </text:p>
          </table:table-cell>
          <table:table-cell office:value-type="float" office:value="0.837197" calcext:value-type="float">
            <text:p>0.837197</text:p>
          </table:table-cell>
          <table:table-cell office:value-type="float" office:value="0.226367" calcext:value-type="float">
            <text:p>0.226367</text:p>
          </table:table-cell>
          <table:table-cell office:value-type="string" calcext:value-type="string">
            <text:p>dtf-L-sal@neg </text:p>
          </table:table-cell>
          <table:table-cell office:value-type="float" office:value="0.152718" calcext:value-type="float">
            <text:p>0.152718</text:p>
          </table:table-cell>
          <table:table-cell office:value-type="float" office:value="0.0427408" calcext:value-type="float">
            <text:p>0.0427408</text:p>
          </table:table-cell>
          <table:table-cell office:value-type="float" office:value="1823" calcext:value-type="float">
            <text:p>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.mp4:-dtf-L-sal </text:p>
          </table:table-cell>
          <table:table-cell office:value-type="float" office:value="0.447053" calcext:value-type="float">
            <text:p>0.447053</text:p>
          </table:table-cell>
          <table:table-cell office:value-type="float" office:value="0.330597" calcext:value-type="float">
            <text:p>0.330597</text:p>
          </table:table-cell>
          <table:table-cell office:value-type="string" calcext:value-type="string">
            <text:p>dtf-L-sal@neg </text:p>
          </table:table-cell>
          <table:table-cell office:value-type="float" office:value="0.162968" calcext:value-type="float">
            <text:p>0.162968</text:p>
          </table:table-cell>
          <table:table-cell office:value-type="float" office:value="0.05194" calcext:value-type="float">
            <text:p>0.05194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8.mp4:-dtf-L-sal </text:p>
          </table:table-cell>
          <table:table-cell office:value-type="float" office:value="0.557127" calcext:value-type="float">
            <text:p>0.557127</text:p>
          </table:table-cell>
          <table:table-cell office:value-type="float" office:value="0.309819" calcext:value-type="float">
            <text:p>0.309819</text:p>
          </table:table-cell>
          <table:table-cell office:value-type="string" calcext:value-type="string">
            <text:p>dtf-L-sal@neg </text:p>
          </table:table-cell>
          <table:table-cell office:value-type="float" office:value="0.033883" calcext:value-type="float">
            <text:p>0.033883</text:p>
          </table:table-cell>
          <table:table-cell office:value-type="float" office:value="0.0112726" calcext:value-type="float">
            <text:p>0.0112726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.mp4:-dtf-L-sal </text:p>
          </table:table-cell>
          <table:table-cell office:value-type="float" office:value="0.307858" calcext:value-type="float">
            <text:p>0.307858</text:p>
          </table:table-cell>
          <table:table-cell office:value-type="float" office:value="0.208665" calcext:value-type="float">
            <text:p>0.208665</text:p>
          </table:table-cell>
          <table:table-cell office:value-type="string" calcext:value-type="string">
            <text:p>dtf-L-sal@neg </text:p>
          </table:table-cell>
          <table:table-cell office:value-type="float" office:value="0.175717" calcext:value-type="float">
            <text:p>0.175717</text:p>
          </table:table-cell>
          <table:table-cell office:value-type="float" office:value="0.0292377" calcext:value-type="float">
            <text:p>0.0292377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5.mp4:-dtf-L-sal </text:p>
          </table:table-cell>
          <table:table-cell office:value-type="float" office:value="0.698278" calcext:value-type="float">
            <text:p>0.698278</text:p>
          </table:table-cell>
          <table:table-cell office:value-type="float" office:value="0.31032" calcext:value-type="float">
            <text:p>0.31032</text:p>
          </table:table-cell>
          <table:table-cell office:value-type="string" calcext:value-type="string">
            <text:p>dtf-L-sal@neg </text:p>
          </table:table-cell>
          <table:table-cell office:value-type="float" office:value="0.150536" calcext:value-type="float">
            <text:p>0.150536</text:p>
          </table:table-cell>
          <table:table-cell office:value-type="float" office:value="0.0383211" calcext:value-type="float">
            <text:p>0.0383211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68.mp4:-dtf-L-sal </text:p>
          </table:table-cell>
          <table:table-cell office:value-type="float" office:value="0.728439" calcext:value-type="float">
            <text:p>0.728439</text:p>
          </table:table-cell>
          <table:table-cell office:value-type="float" office:value="0.17633" calcext:value-type="float">
            <text:p>0.17633</text:p>
          </table:table-cell>
          <table:table-cell office:value-type="string" calcext:value-type="string">
            <text:p>dtf-L-sal@neg </text:p>
          </table:table-cell>
          <table:table-cell office:value-type="float" office:value="0.0676934" calcext:value-type="float">
            <text:p>0.0676934</text:p>
          </table:table-cell>
          <table:table-cell office:value-type="float" office:value="0.0124955" calcext:value-type="float">
            <text:p>0.0124955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7.mp4:-dtf-L-sal </text:p>
          </table:table-cell>
          <table:table-cell office:value-type="float" office:value="0.822382" calcext:value-type="float">
            <text:p>0.822382</text:p>
          </table:table-cell>
          <table:table-cell office:value-type="float" office:value="0.113454" calcext:value-type="float">
            <text:p>0.113454</text:p>
          </table:table-cell>
          <table:table-cell office:value-type="string" calcext:value-type="string">
            <text:p>dtf-L-sal@neg </text:p>
          </table:table-cell>
          <table:table-cell office:value-type="float" office:value="0.0804668" calcext:value-type="float">
            <text:p>0.0804668</text:p>
          </table:table-cell>
          <table:table-cell office:value-type="float" office:value="0.0309309" calcext:value-type="float">
            <text:p>0.0309309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9.mp4:-dtf-L-sal </text:p>
          </table:table-cell>
          <table:table-cell office:value-type="float" office:value="0.811851" calcext:value-type="float">
            <text:p>0.811851</text:p>
          </table:table-cell>
          <table:table-cell office:value-type="float" office:value="0.100221" calcext:value-type="float">
            <text:p>0.100221</text:p>
          </table:table-cell>
          <table:table-cell office:value-type="string" calcext:value-type="string">
            <text:p>dtf-L-sal@neg </text:p>
          </table:table-cell>
          <table:table-cell office:value-type="float" office:value="0.0959381" calcext:value-type="float">
            <text:p>0.0959381</text:p>
          </table:table-cell>
          <table:table-cell office:value-type="float" office:value="0.0465096" calcext:value-type="float">
            <text:p>0.0465096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.mp4:-dtf-L-sal </text:p>
          </table:table-cell>
          <table:table-cell office:value-type="float" office:value="0.680147" calcext:value-type="float">
            <text:p>0.680147</text:p>
          </table:table-cell>
          <table:table-cell office:value-type="float" office:value="0.283261" calcext:value-type="float">
            <text:p>0.283261</text:p>
          </table:table-cell>
          <table:table-cell office:value-type="string" calcext:value-type="string">
            <text:p>dtf-L-sal@neg </text:p>
          </table:table-cell>
          <table:table-cell office:value-type="float" office:value="0.0999393" calcext:value-type="float">
            <text:p>0.0999393</text:p>
          </table:table-cell>
          <table:table-cell office:value-type="float" office:value="0.030956" calcext:value-type="float">
            <text:p>0.030956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8.mp4:-dtf-L-sal </text:p>
          </table:table-cell>
          <table:table-cell office:value-type="float" office:value="0.690124" calcext:value-type="float">
            <text:p>0.690124</text:p>
          </table:table-cell>
          <table:table-cell office:value-type="float" office:value="0.269014" calcext:value-type="float">
            <text:p>0.269014</text:p>
          </table:table-cell>
          <table:table-cell office:value-type="string" calcext:value-type="string">
            <text:p>dtf-L-sal@neg </text:p>
          </table:table-cell>
          <table:table-cell office:value-type="float" office:value="0.111637" calcext:value-type="float">
            <text:p>0.111637</text:p>
          </table:table-cell>
          <table:table-cell office:value-type="float" office:value="0.0181529" calcext:value-type="float">
            <text:p>0.0181529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20:06:26.160090866</dc:date>
    <meta:document-statistic meta:table-count="1" meta:cell-count="200" meta:object-count="0"/>
    <meta:generator>LibreOffice/4.2.8.2$Linux_X86_64 LibreOffice_project/420m0$Build-2</meta:generator>
  </office:meta>
</office:document-meta>
</file>